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/>
    <style:style style:name="ACOL-12" style:family="table-column">
      <style:table-column-properties style:column-width="141pt" style:use-optimal-column-width="false"/>
    </style:style>
    <style:style style:name="ACOL-13" style:family="table-column">
      <style:table-column-properties style:column-width="147.8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/>
        <table:table-column table:default-cell-style-name="ACE-0" table:style-name="ACOL-0" table:number-columns-repeated="2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6" table:number-columns-repeated="4"/>
        <table:table-column table:default-cell-style-name="ACE-0" table:style-name="ACOL-0" table:number-columns-repeated="229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Ostergot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t_4973</text:p>
          </table:table-cell>
          <table:table-cell table:style-name="ACE-0" office:value-type="float" office:value="58.75">
            <text:p>58.75</text:p>
          </table:table-cell>
          <table:table-cell table:style-name="ACE-0" office:value-type="float" office:value="16">
            <text:p>16</text:p>
          </table:table-cell>
          <table:table-cell table:style-name="ACE-0" office:value-type="float" office:value="9450.4840000000004">
            <text:p>9450.484</text:p>
          </table:table-cell>
          <table:table-cell table:style-name="ACE-0" office:value-type="float" office:value="270">
            <text:p>27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88">
            <text:p>88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Persson1979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stergot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t_5266</text:p>
          </table:table-cell>
          <table:table-cell table:style-name="ACE-0" office:value-type="float" office:value="58.799999999999997">
            <text:p>58.8</text:p>
          </table:table-cell>
          <table:table-cell table:style-name="ACE-0" office:value-type="float" office:value="16.050000000000001">
            <text:p>16.05</text:p>
          </table:table-cell>
          <table:table-cell table:style-name="ACE-0" office:value-type="float" office:value="10020.484">
            <text:p>10020.484</text:p>
          </table:table-cell>
          <table:table-cell table:style-name="ACE-0" office:value-type="float" office:value="325">
            <text:p>32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91.5">
            <text:p>91.5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Persson1979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stergot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t_5268</text:p>
          </table:table-cell>
          <table:table-cell table:style-name="ACE-0" office:value-type="float" office:value="58.759999999999998">
            <text:p>58.76</text:p>
          </table:table-cell>
          <table:table-cell table:style-name="ACE-0" office:value-type="float" office:value="16.219999999999999">
            <text:p>16.22</text:p>
          </table:table-cell>
          <table:table-cell table:style-name="ACE-0" office:value-type="float" office:value="8810.4840000000004">
            <text:p>8810.484</text:p>
          </table:table-cell>
          <table:table-cell table:style-name="ACE-0" office:value-type="float" office:value="455">
            <text:p>45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Persson1979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stergot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t_5272</text:p>
          </table:table-cell>
          <table:table-cell table:style-name="ACE-0" office:value-type="float" office:value="58.729999999999997">
            <text:p>58.73</text:p>
          </table:table-cell>
          <table:table-cell table:style-name="ACE-0" office:value-type="float" office:value="15.949999999999999">
            <text:p>15.95</text:p>
          </table:table-cell>
          <table:table-cell table:style-name="ACE-0" office:value-type="float" office:value="8365.4840000000004">
            <text:p>8365.484</text:p>
          </table:table-cell>
          <table:table-cell table:style-name="ACE-0" office:value-type="float" office:value="555">
            <text:p>55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85.5">
            <text:p>85.5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Persson1979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stergot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t_5273</text:p>
          </table:table-cell>
          <table:table-cell table:style-name="ACE-0" office:value-type="float" office:value="58.82">
            <text:p>58.82</text:p>
          </table:table-cell>
          <table:table-cell table:style-name="ACE-0" office:value-type="float" office:value="16.109999999999999">
            <text:p>16.11</text:p>
          </table:table-cell>
          <table:table-cell table:style-name="ACE-0" office:value-type="float" office:value="8555.4840000000004">
            <text:p>8555.484</text:p>
          </table:table-cell>
          <table:table-cell table:style-name="ACE-0" office:value-type="float" office:value="280">
            <text:p>28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1.5">
            <text:p>71.5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Persson1979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stergot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t-xxxx</text:p>
          </table:table-cell>
          <table:table-cell table:style-name="ACE-0" office:value-type="float" office:value="58.799999999999997">
            <text:p>58.8</text:p>
          </table:table-cell>
          <table:table-cell table:style-name="ACE-0" office:value-type="float" office:value="15.890000000000001">
            <text:p>15.89</text:p>
          </table:table-cell>
          <table:table-cell table:style-name="ACE-0" office:value-type="float" office:value="6465.4840000000004">
            <text:p>6465.484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8.5">
            <text:p>58.5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Persson1979,RosentauEtal2021</text:p>
          </table:table-cell>
          <table:table-cell table:number-columns-repeated="240" table:style-name="ACE-0"/>
        </table:table-row>
        <table:table-row table:style-name="AROW-1" table:number-rows-repeated="63">
          <table:table-cell table:number-columns-repeated="256" table:style-name="ACE-0"/>
        </table:table-row>
        <table:table-row table:style-name="AROW-1" table:number-rows-repeated="47">
          <table:table-cell table:number-columns-repeated="256"/>
        </table:table-row>
        <table:table-row table:style-name="AROW-0" table:number-rows-repeated="18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0" table:number-rows-repeated="6">
          <table:table-cell table:number-columns-repeated="256"/>
        </table:table-row>
        <table:table-row table:style-name="AROW-1" table:number-rows-repeated="2">
          <table:table-cell table:number-columns-repeated="256"/>
        </table:table-row>
        <table:table-row table:style-name="AROW-0" table:number-rows-repeated="8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2">
          <table:table-cell table:number-columns-repeated="256"/>
        </table:table-row>
        <table:table-row table:style-name="AROW-1" table:number-rows-repeated="54">
          <table:table-cell table:number-columns-repeated="256"/>
        </table:table-row>
        <table:table-row table:style-name="AROW-0" table:number-rows-repeated="43">
          <table:table-cell table:number-columns-repeated="256"/>
        </table:table-row>
        <table:table-row table:style-name="AROW-1" table:number-rows-repeated="66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11">
          <table:table-cell table:number-columns-repeated="256"/>
        </table:table-row>
        <table:table-row table:style-name="AROW-1" table:number-rows-repeated="95">
          <table:table-cell table:number-columns-repeated="256"/>
        </table:table-row>
        <table:table-row table:style-name="AROW-0" table:number-rows-repeated="98">
          <table:table-cell table:number-columns-repeated="256"/>
        </table:table-row>
        <table:table-row table:style-name="AROW-1" table:number-rows-repeated="122">
          <table:table-cell table:number-columns-repeated="256"/>
        </table:table-row>
        <table:table-row table:style-name="AROW-0" table:number-rows-repeated="19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52">
          <table:table-cell table:number-columns-repeated="256"/>
        </table:table-row>
        <table:table-row table:style-name="AROW-1" table:number-rows-repeated="49">
          <table:table-cell table:number-columns-repeated="256"/>
        </table:table-row>
        <table:table-row table:style-name="AROW-0" table:number-rows-repeated="53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24">
          <table:table-cell table:number-columns-repeated="256"/>
        </table:table-row>
        <table:table-row table:style-name="AROW-1" table:number-rows-repeated="20">
          <table:table-cell table:number-columns-repeated="256"/>
        </table:table-row>
        <table:table-row table:style-name="AROW-0" table:number-rows-repeated="14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64107">
          <table:table-cell table:number-columns-repeated="256"/>
        </table:table-row>
        <table:table-row table:style-name="AROW-0" table:number-rows-repeated="150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">
          <gnm:selection gnm:start-col="15" gnm:start-row="1" gnm:end-col="15" gnm:end-row="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5:07:42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